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2.54" calcext:value-type="float">
            <text:p>2,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.55" calcext:value-type="float">
            <text:p>2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2.55" calcext:value-type="float">
            <text:p>2,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5" calcext:value-type="float">
            <text:p>5</text:p>
          </table:table-cell>
          <table:table-cell office:value-type="float" office:value="2.55" calcext:value-type="float">
            <text:p>2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number-columns-repeated="2" office:value-type="float" office:value="2.55" calcext:value-type="float">
            <text:p>2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2.55" calcext:value-type="float">
            <text:p>2,55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55" calcext:value-type="float">
            <text:p>2,55</text:p>
          </table:table-cell>
        </table:table-row>
        <table:table-row table:style-name="ro1">
          <table:table-cell table:number-columns-repeated="3" office:value-type="float" office:value="2.55" calcext:value-type="float">
            <text:p>2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.55" calcext:value-type="float">
            <text:p>2,55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table:number-columns-repeated="3" office:value-type="float" office:value="2.55" calcext:value-type="float">
            <text:p>2,55</text:p>
          </table:table-cell>
        </table:table-row>
        <table:table-row table:style-name="ro1">
          <table:table-cell table:number-columns-repeated="4" office:value-type="float" office:value="2.55" calcext:value-type="float">
            <text:p>2,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BAGREL</meta:initial-creator>
    <meta:creation-date>2019-04-06T18:41:31.376360080</meta:creation-date>
    <dc:date>2019-04-06T18:47:15.663417057</dc:date>
    <dc:creator>Marie BAGREL</dc:creator>
    <meta:editing-duration>PT5M44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